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2.701cm"/>
    </style:style>
    <style:style style:name="Tableau1.B" style:family="table-column">
      <style:table-column-properties style:column-width="14.3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P3" style:family="paragraph" style:parent-style-name="Standard">
      <style:text-properties style:font-name="Calibri"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P4" style:family="paragraph" style:parent-style-name="Standard">
      <style:text-properties style:font-name="Calibri" fo:font-size="13pt" fo:font-style="normal" style:text-underline-style="none" style:font-size-asian="13pt" style:font-style-asian="normal" style:font-size-complex="13pt" style:font-style-complex="normal"/>
    </style:style>
    <style:style style:name="P5" style:family="paragraph" style:parent-style-name="Standard">
      <style:text-properties style:font-name="Calibri" fo:font-size="13pt" fo:font-style="normal" style:text-underline-style="none" style:font-size-asian="13pt" style:font-style-asian="normal" style:font-size-complex="13pt" style:font-style-complex="normal"/>
    </style:style>
    <style:style style:name="T1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1">Op quast <text:s/></text:span><text:span text:style-name="T1">– <text:s/>Cours de qualité Web</text:span><text:tab/></text:p>
      <text:p text:style-name="P1"/>
      <text:p text:style-name="P1">Partenaires professionnels : https://partners.opquast.com/agencies</text:p>
      <text:p text:style-name="P1"/>
      <text:p text:style-name="P2">5 certifications possible :</text:p>
      <text:p text:style-name="P2"/>
      <text:p text:style-name="P1"><text:span text:style-name="T2">qualité web</text:span> 226 critères</text:p>
      <text:p text:style-name="P1">web mobile 26 critères</text:p>
      <text:p text:style-name="P1">seo 80 bonnes pratiques</text:p>
      <text:p text:style-name="P1">performance 41 critères</text:p>
      <text:p text:style-name="P1">eco conception web 115 bonnes pratiques</text:p>
      <text:p text:style-name="P1"/>
      <text:p text:style-name="P2">Sur base de 125 questions pour 1h30</text:p>
      <text:p text:style-name="P3">Critères :</text:p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Supérieur à 900<text:line-break/>Expert</text:p>
          </table:table-cell>
          <table:table-cell table:style-name="Tableau1.A1" office:value-type="string">
            <text:p text:style-name="Table_20_Contents">Maîtrise complète des bonnes pratiques et du vocabulaire associé. Niveau de connaissances optimal pour être référent et formateur sur la qualité Web.</text:p>
          </table:table-cell>
        </table:table-row>
        <table:table-row>
          <table:table-cell table:style-name="Tableau1.A1" office:value-type="string">
            <text:p text:style-name="Table_20_Contents">Entre 800 et 899<text:line-break/>Avancé</text:p>
          </table:table-cell>
          <table:table-cell table:style-name="Tableau1.A1" office:value-type="string">
            <text:p text:style-name="Table_20_Contents">Excellente connaissance des bonnes pratiques qualité Web et du vocabulaire associé. Compétences réelles et appréciables pour participer à des projets avec d'autres professionnels.</text:p>
          </table:table-cell>
        </table:table-row>
        <table:table-row>
          <table:table-cell table:style-name="Tableau1.A1" office:value-type="string">
            <text:p text:style-name="Table_20_Contents">Entre 700 et 799<text:line-break/>Confirmé</text:p>
          </table:table-cell>
          <table:table-cell table:style-name="Tableau1.A1" office:value-type="string">
            <text:p text:style-name="Table_20_Contents">Bonne connaissance des bonnes pratiques qualité Web et du vocabulaire associé. Capacités à comprendre et échanger avec les autres professionnels du Web.</text:p>
          </table:table-cell>
        </table:table-row>
        <table:table-row>
          <table:table-cell table:style-name="Tableau1.A1" office:value-type="string">
            <text:p text:style-name="Table_20_Contents">Entre 600 et 699<text:line-break/>Intermédiaire</text:p>
          </table:table-cell>
          <table:table-cell table:style-name="Tableau1.A1" office:value-type="string">
            <text:p text:style-name="Table_20_Contents">Connaissance des fondamentaux des bonnes pratiques qualité Web et des termes du Web. Capacités suffisantes pour comprendre les autres professionnels du Web.</text:p>
          </table:table-cell>
        </table:table-row>
        <table:table-row>
          <table:table-cell table:style-name="Tableau1.A1" office:value-type="string">
            <text:p text:style-name="Table_20_Contents">Entre 500 à 599<text:line-break/>Novice</text:p>
          </table:table-cell>
          <table:table-cell table:style-name="Tableau1.A1" office:value-type="string">
            <text:p text:style-name="Table_20_Contents">Connaissance basique des bonnes pratiques qualité Web et possibilité d'y faire référence. Connaissances élémentaires des processus et du vocabulaire du projet Web.</text:p>
          </table:table-cell>
        </table:table-row>
        <table:table-row>
          <table:table-cell table:style-name="Tableau1.A1" office:value-type="string">
            <text:p text:style-name="Table_20_Contents">Moins de 500<text:line-break/>Pas de badge</text:p>
          </table:table-cell>
          <table:table-cell table:style-name="Tableau1.A1" office:value-type="string">
            <text:p text:style-name="Table_20_Contents">Connaissance de l'existence des bonnes pratiques. Possibilité d'y faire référence sans connaissance ou compétence présentant une valeur ajoutée dans le projet Web.</text:p>
          </table:table-cell>
        </table:table-row>
      </table:table>
      <text:p text:style-name="P4"/>
      <text:p text:style-name="P4"/>
      <text:p text:style-name="P4">W3C validateur : <text:a xlink:type="simple" xlink:href="https://validator.w3.org/" text:style-name="Internet_20_link" text:visited-style-name="Visited_20_Internet_20_Link">https://validator.w3.org/</text:a></text:p>
      <text:p text:style-name="P4"/>
      <text:p text:style-name="P4">fichier .<text:span text:style-name="T2">htaccess : fichier qui s'adresse au serveur pour protéger l'accès aux différents répertoires de notre site </text:span></text:p>
      <text:p text:style-name="P4"><text:span text:style-name="T2">possibilité de modifier la page a afficher en cas d'erreu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12T09:58:53.70</meta:creation-date>
    <dc:date>2017-04-12T11:28:38.76</dc:date>
    <meta:editing-duration>PT57M11S</meta:editing-duration>
    <meta:editing-cycles>5</meta:editing-cycles>
    <meta:generator>OpenOffice/4.1.3$Win32 OpenOffice.org_project/413m1$Build-9783</meta:generator>
    <meta:document-statistic meta:table-count="1" meta:image-count="0" meta:object-count="0" meta:page-count="1" meta:paragraph-count="25" meta:word-count="239" meta:character-count="1632"/>
  </office:meta>
</office:document-meta>
</file>